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847cm"/>
    </style:style>
    <style:style style:name="co3" style:family="table-column">
      <style:table-column-properties fo:break-before="auto" style:column-width="5.98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7.805cm"/>
    </style:style>
    <style:style style:name="co7" style:family="table-column">
      <style:table-column-properties fo:break-before="auto" style:column-width="8.361cm"/>
    </style:style>
    <style:style style:name="co8" style:family="table-column">
      <style:table-column-properties fo:break-before="auto" style:column-width="7.872cm"/>
    </style:style>
    <style:style style:name="co10" style:family="table-column">
      <style:table-column-properties fo:break-before="auto" style:column-width="4.07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0.954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4.796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3.334cm" fo:break-before="auto" style:use-optimal-row-height="true"/>
    </style:style>
    <style:style style:name="ro8" style:family="table-row">
      <style:table-row-properties style:row-height="1.939cm" fo:break-before="auto" style:use-optimal-row-height="true"/>
    </style:style>
    <style:style style:name="ro9" style:family="table-row">
      <style:table-row-properties style:row-height="1.468cm" fo:break-before="auto" style:use-optimal-row-height="true"/>
    </style:style>
    <style:style style:name="ro10" style:family="table-row">
      <style:table-row-properties style:row-height="2.42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70c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  <style:style style:name="T4" style:family="text"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9" table:number-columns-repeated="1016" table:default-cell-style-name="ce3"/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lient-&gt;server</text:p>
          </table:table-cell>
          <table:table-cell table:style-name="ce2" office:value-type="string">
            <text:p>response</text:p>
          </table:table-cell>
          <table:table-cell table:style-name="ce6" office:value-type="string">
            <text:p>remark</text:p>
          </table:table-cell>
          <table:table-cell table:style-name="ce6" office:value-type="string">
            <text:p>remark2</text:p>
          </table:table-cell>
          <table:table-cell table:style-name="ce6" office:value-type="string">
            <text:p>remark3</text:p>
          </table:table-cell>
          <table:table-cell table:style-name="ce2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/login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password: string</text:p>
          </table:table-cell>
          <table:table-cell table:style-name="ce4" office:value-type="string">
            <text:p>success: boolean</text:p>
            <text:p><text:span text:style-name="T2">userData</text:span>: userDataType</text:p>
          </table:table-cell>
          <table:table-cell office:value-type="string">
            <text:p>用户登陆时上传用户名和密码，如果认证成功则将success设为True. </text:p>
            <text:p>userDataType是用户的个人信息数据，名字、运动量、发电量等数据，我们到时候商量需要哪些字段。</text:p>
          </table:table-cell>
          <table:table-cell table:style-name="ce4" office:value-type="string">
            <text:p><text:span text:style-name="T3">userDataType</text:span> 字段 {</text:p>
            <text:p><text:s text:c="2"/>name: string,</text:p>
            <text:p><text:s text:c="2"/><text:span text:style-name="T2">summary</text:span>: {</text:p>
            <text:p><text:s text:c="4"/><text:span text:style-name="T2">duration</text:span>: int,</text:p>
            <text:p><text:s text:c="4"/>energy: float,</text:p>
            <text:p><text:s text:c="4"/>globalRank: int</text:p>
            <text:p><text:s text:c="2"/>},</text:p>
            <text:p><text:s text:c="2"/>last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this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>
            <text:p>summary总体情况。</text:p>
            <text:p>lastMonthSummary上月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/signup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password: string</text:p>
            <text:p>username: string</text:p>
            <text:p><text:span text:style-name="T1">mobile: string</text:span></text:p>
            <text:p><text:span text:style-name="T1">address: string</text:span></text:p>
            <text:p><text:span text:style-name="T1">email: string</text:span></text:p>
          </table:table-cell>
          <table:table-cell table:style-name="ce4" office:value-type="string">
            <text:p>success: boolean</text:p>
            <text:p>reason: int</text:p>
          </table:table-cell>
          <table:table-cell office:value-type="string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/checkUserid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office:value-type="string">
            <text:p>exist: boolean</text:p>
          </table:table-cell>
          <table:table-cell office:value-type="string">
            <text:p>检查用户名是否已被注册，未注册exist返回False，否则返回True。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/uploadExRecord</text:p>
          </table:table-cell>
          <table:table-cell office:value-type="string">
            <text:p>post</text:p>
          </table:table-cell>
          <table:table-cell table:style-name="ce4" office:value-type="string">
            <text:p>uesrid: string</text:p>
            <text:p>exData: exDataType</text:p>
          </table:table-cell>
          <table:table-cell table:style-name="ce4" office:value-type="string">
            <text:p>success: boolean</text:p>
          </table:table-cell>
          <table:table-cell office:value-type="string">
            <text:p>上传本次锻炼记录，用户id为userid，本次锻炼信息存在exData中，其具体包含哪些字段还没有完全确定，目前包含[开始时间],[结束时间],[总发电量]。需要考虑以后会扩展相关内容。</text:p>
            <text:p/>
            <text:p>需要新建一个健身器材表(*equipmentid, type, name, ...)</text:p>
          </table:table-cell>
          <table:table-cell table:style-name="ce4" office:value-type="string">
            <text:p><text:span text:style-name="T3">exDataType</text:span> 字段 {</text:p>
            <text:p><text:s text:c="2"/>startTime: Date,</text:p>
            <text:p><text:s text:c="2"/>endTime: Dat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,</text:p>
            <text:p><text:s text:c="2"/><text:span text:style-name="T1">exEquipment: </text:span><text:span text:style-name="T4">exEquipmentDataType</text:span></text:p>
            <text:p>}</text:p>
          </table:table-cell>
          <table:table-cell office:value-type="string">
            <text:p>energy为实际产生的有效能量，已经去掉损耗部分。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/userEx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recordFrom: int</text:p>
            <text:p>recordTo: int</text:p>
          </table:table-cell>
          <table:table-cell office:value-type="string">
            <text:p>histories: exDataType[]</text:p>
          </table:table-cell>
          <table:table-cell office:value-type="string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1018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/getUserLast10History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table:style-name="ce4" office:value-type="string">
            <text:p>lastIndex: int</text:p>
            <text:p>histories: exDataType[]</text:p>
          </table:table-cell>
          <table:table-cell office:value-type="string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/getExEquipmentData</text:p>
          </table:table-cell>
          <table:table-cell office:value-type="string">
            <text:p>post</text:p>
          </table:table-cell>
          <table:table-cell office:value-type="string">
            <text:p>equipmentid: string</text:p>
          </table:table-cell>
          <table:table-cell table:style-name="ce4" office:value-type="string">
            <text:p>success: boolean</text:p>
            <text:p>exEquipmentData: exEquipmentDataType</text:p>
          </table:table-cell>
          <table:table-cell office:value-type="string">
            <text:p>获取对应id号的健身器材信息，如果该健身器材不存在，则success返回false，exEquipmentData返回对应健身器材信息。</text:p>
          </table:table-cell>
          <table:table-cell table:style-name="ce4" office:value-type="string">
            <text:p><text:span text:style-name="T3">exEquipmentDataTy</text:span><text:span text:style-name="T3">pe</text:span> 字段 {</text:p>
            <text:p><text:s text:c="2"/>type: string,</text:p>
            <text:p><text:s text:c="2"/>name: string,</text:p>
            <text:p><text:s text:c="2"/><text:span text:style-name="T1">fitnessCenterName: </text:span><text:span text:style-name="T1">string,</text:span></text:p>
            <text:p><text:span text:style-name="T1"><text:s text:c="2"/></text:span><text:span text:style-name="T1">fitnessCenterAddress: </text:span><text:span text:style-name="T1">string</text:span></text:p>
            <text:p>}</text:p>
          </table:table-cell>
          <table:table-cell table:number-columns-repeated="1017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/getUserWeek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dateFrom: yyyy-mm-dd</text:p>
            <text:p>dateTo: yyyy-MM-dd</text:p>
          </table:table-cell>
          <table:table-cell office:value-type="string">
            <text:p>histories: exSummaryType[]</text:p>
          </table:table-cell>
          <table:table-cell/>
          <table:table-cell table:style-name="ce4" office:value-type="string">
            <text:p><text:span text:style-name="T3">exSummaryType</text:span> 字段 {</text:p>
            <text:p><text:s text:c="2"/>duration: int,</text:p>
            <text:p><text:s text:c="2"/>energy: float</text:p>
            <text:p>}</text:p>
          </table:table-cell>
          <table:table-cell table:number-columns-repeated="1017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/getUserMonth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dateFrom: yyyy-MM</text:p>
            <text:p>dateTo: yyyy-MM</text:p>
          </table:table-cell>
          <table:table-cell office:value-type="string">
            <text:p>histories: exSummaryType[]</text:p>
          </table:table-cell>
          <table:table-cell table:number-columns-repeated="1019"/>
        </table:table-row>
        <table:table-row table:style-name="ro10">
          <table:table-cell office:value-type="float" office:value="11">
            <text:p>11</text:p>
          </table:table-cell>
          <table:table-cell office:value-type="string">
            <text:p>/getUserMonthExRecord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year: int</text:p>
            <text:p>month: int</text:p>
          </table:table-cell>
          <table:table-cell table:style-name="ce4" office:value-type="string">
            <text:p>count: int</text:p>
            <text:p>noMoreExRecord: boolean</text:p>
            <text:p>histories: exDataType[]</text:p>
          </table:table-cell>
          <table:table-cell office:value-type="string">
            <text:p>获取用户从某月的记录，返回的记录放到histories里，按最近到最久以前排序。当月没有记录则count返回0. 如果在查询的月份之前没有更多的历史记录了，则noMoreExRecord返回false。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9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宋体" svg:font-family="宋体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宋体" fo:font-size="11pt" style:font-name-asian="宋体" style:font-size-asian="11pt" style:font-name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dolli</meta:initial-creator>
    <dc:creator>root </dc:creator>
    <meta:creation-date>2014-11-19T11:37:55Z</meta:creation-date>
    <dc:date>2015-01-07T17:17:40</dc:date>
    <meta:editing-duration>PT19M32S</meta:editing-duration>
    <meta:editing-cycles>6</meta:editing-cycles>
    <meta:document-statistic meta:table-count="3" meta:cell-count="72" meta:object-count="0"/>
  </office:meta>
</office:document-meta>
</file>